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hier des charges pour le/les responsables visuels :</text:p>
      <text:p text:style-name="P1"/>
      <text:p text:style-name="P2">Fond d'écran du niveau 1 :</text:p>
      <text:p text:style-name="P3"/>
      <text:p text:style-name="P4">Le fond d'écran doit donner une ambiance chaude au niveau. (teinte rouge ...)<text:line-break/>Cela peut tout aussi bien être dans des caves, un volcan, qu'à la surface.<text:line-break/>Il pourra y avoir présence de lave, volcan, terre stérile, animaux loufoques aclimatés...</text:p>
      <text:p text:style-name="P4">Le fond d'écran sera placé au troisième plan du jeu. (Le premier étant le personnage et le terrain, le deuxiéme les objets sur le terrain)<text:line-break/>Ne pas hésiter à glisser des références visuel du domaine vidéo-ludique ou du cinéma, (<text:span text:style-name="T1">attention aux droits d'auteur</text:span>)</text:p>
      <text:p text:style-name="P4"><text:line-break/><text:span text:style-name="T2">Création spécifique au niveau 1 :</text:span></text:p>
      <text:p text:style-name="P2"/>
      <text:p text:style-name="P4">Le terrain : Il doit coller au théme du niveau, il peut être de type terre, roche ...</text:p>
      <text:p text:style-name="P4">Il faut que la partie supérieur soit déssinée mais aussi la partie basse (en dessous de celle praticable).<text:line-break/></text:p>
      <text:p text:style-name="P2">Objet à creer :</text:p>
      <text:p text:style-name="P4"/>
      <text:list xml:id="list2029519034220743601" text:style-name="L1">
        <text:list-item>
          <text:list>
            <text:list-item>
              <text:p text:style-name="P6">Pont en bois :</text:p>
            </text:list-item>
          </text:list>
        </text:list-item>
      </text:list>
      <text:list xml:id="list3681019155370617296" text:style-name="L2">
        <text:list-item>
          <text:list>
            <text:list-item>
              <text:list>
                <text:list-item>
                  <text:p text:style-name="P7">taille : 4 blocs de large sur 1 bloc de hauteur (Il ne doit pas être épais d'un bloc)</text:p>
                </text:list-item>
                <text:list-item>
                  <text:p text:style-name="P7">Aspect : classique pont en bois suspendu.</text:p>
                  <text:p text:style-name="P7"/>
                </text:list-item>
              </text:list>
            </text:list-item>
          </text:list>
        </text:list-item>
      </text:list>
      <text:p text:style-name="P4"><text:tab/>_ <text:s text:c="3"/>Porte de fin de niveau :</text:p>
      <text:p text:style-name="P4"><text:tab/> <text:s text:c="5"/>_ <text:s text:c="3"/>taille : 2 blocs de large sur 3 blocs de hauteur.</text:p>
      <text:p text:style-name="P4"><text:s text:c="18"/>_ <text:s text:c="3"/>Aspect : Porte en pierre ou fer, ou en bois, représentée de face.</text:p>
      <text:p text:style-name="P4"/>
      <text:p text:style-name="P4"><text:tab/>_ <text:s text:c="3"/>Lave en fusion (supérieur):</text:p>
      <text:p text:style-name="P4"><text:tab/> <text:s text:c="5"/>_ <text:s text:c="3"/>taille : 1 bloc</text:p>
      <text:p text:style-name="P4"><text:s text:c="18"/>_ <text:s text:c="3"/>Aspect : partie en surface de lave en fusion qui peut degager des bulles et de la <text:tab/><text:tab/><text:tab/>chaleur, deux blocs de lave côte à côte (en largeur) peuvent se coller sans distinction <text:tab/><text:tab/>de separation.</text:p>
      <text:p text:style-name="P4"><text:tab/> <text:s text:c="5"/>_ <text:s text:c="3"/>Cet objet doit être animé.</text:p>
      <text:p text:style-name="P4"/>
      <text:p text:style-name="P4"><text:tab/>_ <text:s text:c="3"/>Représentation de l'air chaud :</text:p>
      <text:p text:style-name="P4"><text:tab/> <text:s text:c="5"/>_ <text:s text:c="3"/>taille : 3 blocs de large sur 13 blocs de hauteur.</text:p>
      <text:p text:style-name="P4"><text:tab/> <text:s text:c="5"/>_ <text:s text:c="3"/>Aspect : réprésentation de l'air chaud expulsé par la lave, se déplacant vers le haut. <text:s text:c="16"/><text:tab/><text:tab/>(du premier au treiziéme bloc).</text:p>
      <text:p text:style-name="P4"><text:tab/> <text:s text:c="5"/>_ <text:s text:c="3"/>Cet objet doit être animé.</text:p>
      <text:p text:style-name="P4"><text:line-break/><text:tab/>_ <text:s text:c="3"/>Motif pour les succés :</text:p>
      <text:p text:style-name="P4"><text:tab/> <text:s text:c="5"/>_ <text:s text:c="3"/>taille : 1 bloc</text:p>
      <text:p text:style-name="P4"><text:tab/> <text:s text:c="5"/>_ <text:s text:c="3"/>Aspect : libre (essayer de le faire coller à l'ambiance visuel du niveau)</text:p>
      <text:p text:style-name="P4"><text:tab/> <text:s text:c="5"/>_ <text:s text:c="3"/>Cet objet doit être animé. (il tourne sur lui même ...)</text:p>
      <text:p text:style-name="P4"><text:tab/></text:p>
      <text:p text:style-name="P4"><text:tab/></text:p>
      <text:p text:style-name="P4"/>
      <text:p text:style-name="P4"/>
      <text:p text:style-name="P4"/>
      <text:p text:style-name="P4"/>
      <text:p text:style-name="P4"><text:soft-page-break/><text:tab/>_ <text:s text:c="3"/>Lave en fusion (inférieur):</text:p>
      <text:p text:style-name="P4"><text:tab/> <text:s text:c="5"/>_ <text:s text:c="3"/>taille : 1 bloc</text:p>
      <text:p text:style-name="P4"><text:s text:c="18"/>_ <text:s text:c="3"/>Aspect : partie en dessous des blocs "lave en fusion" deux blocs de lave côte à côte <text:tab/><text:tab/>peuvent se coller sans distinction de <text:tab/>separation. Un bloc superieur de lave sur un <text:tab/><text:tab/>bloc inférieur ne doit pas non plus laisser de démarcation entre les blocs.</text:p>
      <text:p text:style-name="P4"/>
      <text:p text:style-name="P4"><text:tab/>_ <text:s text:c="3"/>Motif pour les pouvoirs :</text:p>
      <text:p text:style-name="P4"><text:tab/> <text:s text:c="5"/>_ <text:s text:c="3"/>taille : 1 bloc</text:p>
      <text:p text:style-name="P4"><text:tab/> <text:s text:c="5"/>_ <text:s text:c="3"/>Aspect : représentation graphique d'un pouvoir, aspect libre (essayer de le faire coller <text:tab/><text:tab/>à l'ambiance visuel du niveau)</text:p>
      <text:p text:style-name="P4"><text:tab/> <text:s text:c="5"/>_ <text:s text:c="3"/>Cet objet doit être animé. (il tourne sur lui même ...)</text:p>
      <text:p text:style-name="P4"><text:tab/></text:p>
      <text:p text:style-name="P4"><text:tab/></text:p>
      <text:p text:style-name="P4"/>
      <text:p text:style-name="P4"/>
      <text:p text:style-name="P4"><text:tab/>_ <text:s text:c="3"/>Divers éléments sur le terrain :</text:p>
      <text:p text:style-name="P4"><text:tab/> <text:s text:c="5"/>_ <text:s text:c="3"/>taille : indeterminé</text:p>
      <text:p text:style-name="P4"><text:s text:c="18"/>_ <text:s text:c="3"/>Aspect : Ensembles d'élèments du deuxiéme plan que nous placerons sur le terrain<text:tab/><text:tab/>(le personnage passant devant). Des roches, des stalactiques ...</text:p>
      <text:p text:style-name="P4"><text:tab/> <text:s text:c="5"/>_ <text:s text:c="3"/>Les objets peuvent être animé.</text:p>
      <text:p text:style-name="P4"><text:tab/></text:p>
      <text:p text:style-name="P4"><text:span text:style-name="T1">Il est préférable d'envoyer plusieurs réalisations pour chaques essais.</text:span><text:line-break/><text:line-break/>En cas de doutes, questions :</text:p>
      <text:p text:style-name="P4">Numéro de Jaime Dos Santos chargé du GameDesign 07 86 84 50 9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1S</meta:editing-duration>
    <meta:editing-cycles>5</meta:editing-cycles>
    <meta:generator>OpenOffice/4.1.1$Win32 OpenOffice.org_project/411m6$Build-9775</meta:generator>
    <dc:date>2014-12-10T22:47:48.69</dc:date>
    <dc:creator>Dos santos Jaim</dc:creator>
    <meta:document-statistic meta:table-count="0" meta:image-count="0" meta:object-count="0" meta:page-count="2" meta:paragraph-count="44" meta:word-count="507" meta:character-count="2983"/>
    <meta:user-defined meta:name="Info 1"/>
    <meta:user-defined meta:name="Info 2"/>
    <meta:user-defined meta:name="Info 3"/>
    <meta:user-defined meta:name="Info 4"/>
  </office:meta>
</office:document-meta>
</file>